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order-bottom="none" fo:border-left="none" fo:border-right="0.0346in solid #009900" fo:border-top="none"/>
      <style:text-properties fo:font-size="9pt" style:font-size-asian="9pt" style:font-size-complex="9pt"/>
    </style:style>
    <style:style style:name="ce26"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calculation-settings>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0.211764705882353">
            <text:p>21%</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0.0588235294117647">
            <text:p>6%</text:p>
          </table:table-cell>
          <table:table-cell table:style-name="ce16" table:formula="of:=COUNTA([.F4:.F34])" office:value-type="float" office:value="17">
            <text:p>17</text:p>
          </table:table-cell>
          <table:table-cell table:style-name="ce7" table:formula="of:=COUNTIF([.G4:.G153];&quot;x&quot;)/[.H3]" office:value-type="percentage" office:value="0">
            <text:p>0%</text:p>
          </table:table-cell>
          <table:table-cell table:style-name="ce16" table:formula="of:=COUNTA([.H4:.H34])" office:value-type="float" office:value="20">
            <text:p>20</text:p>
          </table:table-cell>
          <table:table-cell table:style-name="ce7" table:formula="of:=COUNTIF([.I4:.I153];&quot;x&quot;)/[.J3]" office:value-type="percentage" office:value="0">
            <text:p>0%</text:p>
          </table:table-cell>
          <table:table-cell table:style-name="ce16" table:formula="of:=COUNTA([.J4:.J34])" office:value-type="float" office:value="12">
            <text:p>12</text:p>
          </table:table-cell>
          <table:table-cell table:style-name="ce7" table:formula="of:=COUNTIF([.K4:.K153];&quot;x&quot;)/[.L3]" office:value-type="percentage" office:value="0">
            <text:p>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table:table-cell office:value-type="string">
            <text:p>Lesson Intro</text:p>
          </table:table-cell>
          <table:table-cell table:style-name="ce6"/>
          <table:table-cell table:style-name="ce9" office:value-type="string">
            <text:p>Intro to Patterns</text:p>
          </table:table-cell>
          <table:table-cell table:style-name="ce6"/>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table:table-cell office:value-type="string">
            <text:p>Pixels, pixels and moar pixels!</text:p>
          </table:table-cell>
          <table:table-cell table:style-name="ce6"/>
          <table:table-cell office:value-type="string">
            <text:p>Basic Media Query Intro</text:p>
          </table:table-cell>
          <table:table-cell table:style-name="ce6"/>
          <table:table-cell table:style-name="ce9" office:value-type="string">
            <text:p>Pattern - Column Drop</text:p>
          </table:table-cell>
          <table:table-cell table:style-name="ce6"/>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table:table-cell office:value-type="string">
            <text:p>Quiz: Pixelation</text:p>
          </table:table-cell>
          <table:table-cell table:style-name="ce6"/>
          <table:table-cell office:value-type="string">
            <text:p>Adding a Basic Media Query</text:p>
          </table:table-cell>
          <table:table-cell table:style-name="ce6"/>
          <table:table-cell table:style-name="ce9" office:value-type="string">
            <text:p>Pattern - Mostly Fluid</text:p>
          </table:table-cell>
          <table:table-cell table:style-name="ce6"/>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table:table-cell office:value-type="string">
            <text:p>Quiz: Calculating DPR</text:p>
          </table:table-cell>
          <table:table-cell table:style-name="ce6"/>
          <table:table-cell office:value-type="string">
            <text:p>Adding a basic media query 2</text:p>
          </table:table-cell>
          <table:table-cell table:style-name="ce6"/>
          <table:table-cell table:style-name="ce9" office:value-type="string">
            <text:p>Quiz: Mostly Fluid Part 1</text:p>
          </table:table-cell>
          <table:table-cell table:style-name="ce6"/>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table:table-cell office:value-type="string">
            <text:p>Quiz: What's the difference?</text:p>
          </table:table-cell>
          <table:table-cell table:style-name="ce6"/>
          <table:table-cell office:value-type="string">
            <text:p>Next Step Media Queries</text:p>
          </table:table-cell>
          <table:table-cell table:style-name="ce6"/>
          <table:table-cell table:style-name="ce9" office:value-type="string">
            <text:p>Quiz: Mostly Fluid Part 2</text:p>
          </table:table-cell>
          <table:table-cell table:style-name="ce6"/>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table:table-cell office:value-type="string">
            <text:p>Quiz: Calculating CSS Pixels</text:p>
          </table:table-cell>
          <table:table-cell table:style-name="ce6"/>
          <table:table-cell office:value-type="string">
            <text:p>Breakpoints</text:p>
          </table:table-cell>
          <table:table-cell table:style-name="ce6"/>
          <table:table-cell table:style-name="ce9" office:value-type="string">
            <text:p>Quiz: Combining Fluid Layouts</text:p>
          </table:table-cell>
          <table:table-cell table:style-name="ce6"/>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table:table-cell office:value-type="string">
            <text:p>Quiz: How wide is the viewport?</text:p>
          </table:table-cell>
          <table:table-cell table:style-name="ce6"/>
          <table:table-cell office:value-type="string">
            <text:p>Breakpoints Pt. II</text:p>
          </table:table-cell>
          <table:table-cell table:style-name="ce6"/>
          <table:table-cell table:style-name="ce9" office:value-type="string">
            <text:p>Pattern - Layout Shifter</text:p>
          </table:table-cell>
          <table:table-cell table:style-name="ce6"/>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table:table-cell office:value-type="string">
            <text:p>Setting the Viewport</text:p>
          </table:table-cell>
          <table:table-cell table:style-name="ce6"/>
          <table:table-cell office:value-type="string">
            <text:p>Quiz: Number of Breakpoints</text:p>
          </table:table-cell>
          <table:table-cell table:style-name="ce6"/>
          <table:table-cell table:style-name="ce9" office:value-type="string">
            <text:p>Quiz: Which is Which?</text:p>
          </table:table-cell>
          <table:table-cell table:style-name="ce6"/>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table:table-cell office:value-type="string">
            <text:p>Large Fixed Width Elements</text:p>
          </table:table-cell>
          <table:table-cell table:style-name="ce6"/>
          <table:table-cell office:value-type="string">
            <text:p>Picking Breakpoints</text:p>
          </table:table-cell>
          <table:table-cell table:style-name="ce6"/>
          <table:table-cell table:style-name="ce9" office:value-type="string">
            <text:p>Pattern - Off Canvas</text:p>
          </table:table-cell>
          <table:table-cell table:style-name="ce6"/>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table:table-cell office:value-type="string">
            <text:p>Max-width on elements</text:p>
          </table:table-cell>
          <table:table-cell table:style-name="ce6"/>
          <table:table-cell office:value-type="string">
            <text:p>Picking Breakpoints 2</text:p>
          </table:table-cell>
          <table:table-cell table:style-name="ce6"/>
          <table:table-cell table:style-name="ce9" office:value-type="string">
            <text:p>Quiz: Off Canvas Visualization</text:p>
          </table:table-cell>
          <table:table-cell table:style-name="ce6"/>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table:table-cell office:value-type="string">
            <text:p>Quiz: Relative Sizes</text:p>
          </table:table-cell>
          <table:table-cell table:style-name="ce6"/>
          <table:table-cell office:value-type="string">
            <text:p>Quiz: Pick a Breakpoint</text:p>
          </table:table-cell>
          <table:table-cell table:style-name="ce6"/>
          <table:table-cell table:style-name="ce9" office:value-type="string">
            <text:p>Quiz: Project Update Part 2</text:p>
          </table:table-cell>
          <table:table-cell table:style-name="ce6"/>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table:table-cell office:value-type="string">
            <text:p>Tap Target Sizes</text:p>
          </table:table-cell>
          <table:table-cell table:style-name="ce6"/>
          <table:table-cell office:value-type="string">
            <text:p>Complex Media Queries</text:p>
          </table:table-cell>
          <table:table-cell table:style-name="ce6"/>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Quiz: Tap Targets</text:p>
          </table:table-cell>
          <table:table-cell table:style-name="ce6"/>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table:table-cell office:value-type="string">
            <text:p>Start Small</text:p>
          </table:table-cell>
          <table:table-cell table:style-name="ce6"/>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Quiz: Project Part 1</text:p>
          </table:table-cell>
          <table:table-cell table:style-name="ce6"/>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Project Solution - Long</text:p>
          </table:table-cell>
          <table:table-cell table:style-name="ce6"/>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Lesson Summary</text:p>
          </table:table-cell>
          <table:table-cell table:style-name="ce6"/>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403921568627451">
            <text:p>40%</text:p>
          </table:table-cell>
          <table:table-cell table:style-name="ce7" office:value-type="percentage" office:value="1">
            <text:p>100%</text:p>
          </table:table-cell>
          <table:table-cell table:style-name="ce11"/>
          <table:table-cell table:style-name="ce7" table:formula="of:=[.B3]" office:value-type="percentage" office:value="0.211764705882353">
            <text:p>21%</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5"/>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417864923747277">
            <text:p>42%</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296296296296296">
            <text:p>30%</text:p>
          </table:table-cell>
          <table:table-cell table:style-name="ce16" table:formula="of:=COUNTA([.F4:.F153])" office:value-type="float" office:value="27">
            <text:p>27</text:p>
          </table:table-cell>
          <table:table-cell table:style-name="ce7" table:formula="of:=COUNTIF([.G4:.G153];&quot;x&quot;)/[.H3]" office:value-type="percentage" office:value="0">
            <text:p>0%</text:p>
          </table:table-cell>
          <table:table-cell table:style-name="ce16" table:formula="of:=COUNTA([.H4:.H153])" office:value-type="float" office:value="33">
            <text:p>33</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21">
            <text:p>21</text:p>
          </table:table-cell>
          <table:table-cell table:style-name="ce7" table:formula="of:=COUNTIF([.M4:.M153];&quot;x&quot;)/[.N3]" office:value-type="percentage" office:value="0.882352941176471">
            <text:p>88%</text:p>
          </table:table-cell>
          <table:table-cell table:style-name="ce16" table:formula="of:=COUNTA([.N4:.N153])" office:value-type="float" office:value="17">
            <text:p>17</text:p>
          </table:table-cell>
          <table:table-cell table:style-name="ce7" table:formula="of:=COUNTIF([.O4:.O153];&quot;x&quot;)/[.P3]" office:value-type="percentage" office:value="0">
            <text:p>0%</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table:table-cell office:value-type="string">
            <text:p>Introduction to the Regular Expression Challenges</text:p>
          </table:table-cell>
          <table:table-cell table:style-name="ce6"/>
          <table:table-cell table:style-name="ce17" office:value-type="string">
            <text:p>Introduction to the Debugging Challenges</text:p>
          </table:table-cell>
          <table:table-cell table:style-name="ce6"/>
          <table:table-cell table:style-name="ce17" office:value-type="string">
            <text:p>Introduction to the Basic Data Structure Challenges</text:p>
          </table:table-cell>
          <table:table-cell table:style-name="ce6"/>
          <table:table-cell table:style-name="ce17" office:value-type="string">
            <text:p>Introduction to Basic Algorithm Scripting</text:p>
          </table:table-cell>
          <table:table-cell table:style-name="ce6"/>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table:table-cell office:value-type="string">
            <text:p>Using the Test Method</text:p>
          </table:table-cell>
          <table:table-cell table:style-name="ce6"/>
          <table:table-cell table:style-name="ce17" office:value-type="string">
            <text:p>Use the JavaScript Console to Check the Value of a Variable</text:p>
          </table:table-cell>
          <table:table-cell table:style-name="ce6"/>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table:table-cell office:value-type="string">
            <text:p>Match Literal Strings</text:p>
          </table:table-cell>
          <table:table-cell table:style-name="ce6"/>
          <table:table-cell table:style-name="ce17" office:value-type="string">
            <text:p>Understanding the Differences between the freeCodeCamp and Browser Console</text:p>
          </table:table-cell>
          <table:table-cell table:style-name="ce6"/>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table:table-cell office:value-type="string">
            <text:p>Match a Literal String with Different Possibilities</text:p>
          </table:table-cell>
          <table:table-cell table:style-name="ce6"/>
          <table:table-cell table:style-name="ce17" office:value-type="string">
            <text:p>Use typeof to Check the Type of a Variable</text:p>
          </table:table-cell>
          <table:table-cell table:style-name="ce6"/>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table:table-cell office:value-type="string">
            <text:p>Ignore Case While Matching</text:p>
          </table:table-cell>
          <table:table-cell table:style-name="ce6"/>
          <table:table-cell table:style-name="ce17" office:value-type="string">
            <text:p>Catch Misspelled Variable and Function Names</text:p>
          </table:table-cell>
          <table:table-cell table:style-name="ce6"/>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table:table-cell office:value-type="string">
            <text:p>Extract Matches</text:p>
          </table:table-cell>
          <table:table-cell table:style-name="ce6"/>
          <table:table-cell table:style-name="ce17" office:value-type="string">
            <text:p>Catch Unclosed Parentheses, Brackets, Braces and Quotes</text:p>
          </table:table-cell>
          <table:table-cell table:style-name="ce6"/>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table:table-cell office:value-type="string">
            <text:p>Find More Than the First Match</text:p>
          </table:table-cell>
          <table:table-cell table:style-name="ce6"/>
          <table:table-cell table:style-name="ce17" office:value-type="string">
            <text:p>Catch Mixed Usage of Single and Double Quotes</text:p>
          </table:table-cell>
          <table:table-cell table:style-name="ce6"/>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table:table-cell office:value-type="string">
            <text:p>Match Anything with Wildcard Period</text:p>
          </table:table-cell>
          <table:table-cell table:style-name="ce6"/>
          <table:table-cell table:style-name="ce17" office:value-type="string">
            <text:p>Catch Use of Assignment Operator Instead of Equality Operator</text:p>
          </table:table-cell>
          <table:table-cell table:style-name="ce6"/>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table:table-cell office:value-type="string">
            <text:p>Write Higher Order Arrow Functions</text:p>
          </table:table-cell>
          <table:table-cell table:style-name="ce6"/>
          <table:table-cell office:value-type="string">
            <text:p>Match Single Character with Multiple Possibilities</text:p>
          </table:table-cell>
          <table:table-cell table:style-name="ce6"/>
          <table:table-cell table:style-name="ce17" office:value-type="string">
            <text:p>Catch Missing Open and Closing Parenthesis After a Function Call</text:p>
          </table:table-cell>
          <table:table-cell table:style-name="ce6"/>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table:table-cell office:value-type="string">
            <text:p>Set Default Parameters for Your Functions</text:p>
          </table:table-cell>
          <table:table-cell table:style-name="ce6"/>
          <table:table-cell office:value-type="string">
            <text:p>Match Letters of the Alphabet</text:p>
          </table:table-cell>
          <table:table-cell table:style-name="ce6"/>
          <table:table-cell table:style-name="ce17" office:value-type="string">
            <text:p>Catch Arguments ~x~ in the Wrong Order When Calling a Function</text:p>
          </table:table-cell>
          <table:table-cell table:style-name="ce6"/>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table:table-cell office:value-type="string">
            <text:p>Use the Rest Operator with Function Parameters</text:p>
          </table:table-cell>
          <table:table-cell table:style-name="ce6"/>
          <table:table-cell office:value-type="string">
            <text:p>Match Numbers and Letters of the Alphabet</text:p>
          </table:table-cell>
          <table:table-cell table:style-name="ce6"/>
          <table:table-cell table:style-name="ce17" office:value-type="string">
            <text:p>Catch Off By One Errors When Using Indexing</text:p>
          </table:table-cell>
          <table:table-cell table:style-name="ce6"/>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table:table-cell office:value-type="string">
            <text:p>Use the Spread Operator to Evaluate Arrays In-Place</text:p>
          </table:table-cell>
          <table:table-cell table:style-name="ce6"/>
          <table:table-cell office:value-type="string">
            <text:p>Match Single Characters Not Specified</text:p>
          </table:table-cell>
          <table:table-cell table:style-name="ce6"/>
          <table:table-cell table:style-name="ce17" office:value-type="string">
            <text:p>Use Caution When Reinitializing Variables Inside a Loop</text:p>
          </table:table-cell>
          <table:table-cell table:style-name="ce6"/>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table:table-cell office:value-type="string">
            <text:p>Use Destructuring Assignment to Assign Variables from Objects</text:p>
          </table:table-cell>
          <table:table-cell table:style-name="ce6"/>
          <table:table-cell office:value-type="string">
            <text:p>Match Characters that Occur One or More Times</text:p>
          </table:table-cell>
          <table:table-cell table:style-name="ce6"/>
          <table:table-cell table:style-name="ce17" office:value-type="string">
            <text:p>Prevent Infinite Loops with a Valid Terminal Condition</text:p>
          </table:table-cell>
          <table:table-cell table:style-name="ce6"/>
          <table:table-cell table:style-name="ce17" office:value-type="string">
            <text:p>Create complex multi-dimensional arrays</text:p>
          </table:table-cell>
          <table:table-cell table:style-name="ce6"/>
          <table:table-cell table:style-name="ce17" office:value-type="string">
            <text:p>Slice and Splice</text:p>
          </table:table-cell>
          <table:table-cell table:style-name="ce6"/>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table:table-cell office:value-type="string">
            <text:p>Use Destructuring Assignment to Assign Variables from Nested Objects</text:p>
          </table:table-cell>
          <table:table-cell table:style-name="ce6"/>
          <table:table-cell office:value-type="string">
            <text:p>Match Characters that Occur Zero or More Times</text:p>
          </table:table-cell>
          <table:table-cell table:style-name="ce6"/>
          <table:table-cell table:style-name="ce17"/>
          <table:table-cell table:style-name="ce6"/>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table:table-cell office:value-type="string">
            <text:p>Use Destructuring Assignment to Assign Variables from Arrays</text:p>
          </table:table-cell>
          <table:table-cell table:style-name="ce6"/>
          <table:table-cell office:value-type="string">
            <text:p>Find Characters with Lazy Matching</text:p>
          </table:table-cell>
          <table:table-cell table:style-name="ce6"/>
          <table:table-cell table:style-name="ce17"/>
          <table:table-cell table:style-name="ce6"/>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table:table-cell office:value-type="string">
            <text:p>Use Destructuring Assignment with the Rest Operator to Reassign Array Elements</text:p>
          </table:table-cell>
          <table:table-cell table:style-name="ce6"/>
          <table:table-cell office:value-type="string">
            <text:p>Find One or More Criminals in a Hunt</text:p>
          </table:table-cell>
          <table:table-cell table:style-name="ce6"/>
          <table:table-cell table:style-name="ce17"/>
          <table:table-cell table:style-name="ce6"/>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table:table-cell office:value-type="string">
            <text:p>Use Destructuring Assignment to Pass an Object as a Function's Parameters</text:p>
          </table:table-cell>
          <table:table-cell table:style-name="ce6"/>
          <table:table-cell office:value-type="string">
            <text:p>Match Beginning String Patterns</text:p>
          </table:table-cell>
          <table:table-cell table:style-name="ce6"/>
          <table:table-cell table:style-name="ce17"/>
          <table:table-cell table:style-name="ce6"/>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6"/>
          <table:table-cell office:value-type="string">
            <text:p>Create Strings using Template Literals</text:p>
          </table:table-cell>
          <table:table-cell table:style-name="ce6"/>
          <table:table-cell office:value-type="string">
            <text:p>Match Ending String Patterns</text:p>
          </table:table-cell>
          <table:table-cell table:style-name="ce6"/>
          <table:table-cell table:style-name="ce17"/>
          <table:table-cell table:style-name="ce6"/>
          <table:table-cell table:style-name="ce17" office:value-type="string">
            <text:p>Check if an Object has a Property</text:p>
          </table:table-cell>
          <table:table-cell table:style-name="ce6"/>
          <table:table-cell table:style-name="ce17"/>
          <table:table-cell table:style-name="ce6"/>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table:table-cell office:value-type="string">
            <text:p>Write Concise Object Literal Declarations Using Simple Fields</text:p>
          </table:table-cell>
          <table:table-cell table:style-name="ce6"/>
          <table:table-cell office:value-type="string">
            <text:p>Match All Letters and Numbers</text:p>
          </table:table-cell>
          <table:table-cell table:style-name="ce6"/>
          <table:table-cell table:style-name="ce17"/>
          <table:table-cell table:style-name="ce6"/>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table:table-cell office:value-type="string">
            <text:p>Write Concise Declarative Functions with ES6</text:p>
          </table:table-cell>
          <table:table-cell table:style-name="ce6"/>
          <table:table-cell office:value-type="string">
            <text:p>Match Everything But Letters and Numbers</text:p>
          </table:table-cell>
          <table:table-cell table:style-name="ce6"/>
          <table:table-cell table:style-name="ce17"/>
          <table:table-cell table:style-name="ce6"/>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table:table-cell office:value-type="string">
            <text:p>Use class Syntax to Define a Constructor Function</text:p>
          </table:table-cell>
          <table:table-cell table:style-name="ce6"/>
          <table:table-cell office:value-type="string">
            <text:p>Match All Numbers</text:p>
          </table:table-cell>
          <table:table-cell table:style-name="ce6"/>
          <table:table-cell table:style-name="ce17"/>
          <table:table-cell table:style-name="ce6"/>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table:table-cell office:value-type="string">
            <text:p>Use getters and setters to Control Access to an Object</text:p>
          </table:table-cell>
          <table:table-cell table:style-name="ce6"/>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table:table-cell office:value-type="string">
            <text:p>Understand the Differences Between import and require</text:p>
          </table:table-cell>
          <table:table-cell table:style-name="ce6"/>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table:table-cell office:value-type="string">
            <text:p>Use export to Reuse a Code Block</text:p>
          </table:table-cell>
          <table:table-cell table:style-name="ce6"/>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table:table-cell office:value-type="string">
            <text:p>Use * to Import Everything from a File</text:p>
          </table:table-cell>
          <table:table-cell table:style-name="ce6"/>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table:table-cell office:value-type="string">
            <text:p>Create an Export Fallback with export default</text:p>
          </table:table-cell>
          <table:table-cell table:style-name="ce6"/>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table:table-cell office:value-type="string">
            <text:p>Import a Default Export</text:p>
          </table:table-cell>
          <table:table-cell table:style-name="ce6"/>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table:table-cell office:value-type="string">
            <text:p>Use Capture Groups to Search and Replace</text:p>
          </table:table-cell>
          <table:table-cell table:style-name="ce6"/>
          <table:table-cell table:style-name="ce25"/>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3"/>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
            <text:p>0%</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833333333333333">
            <text:p>83%</text:p>
          </table:table-cell>
          <table:table-cell table:style-name="ce7" table:formula="of:=COUNTIF([.C4:.C153];&quot;x&quot;)/[.D3]" office:value-type="percentage" office:value="0.833333333333333">
            <text:p>83%</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3">07/13/2018</text:date>, <text:time>11:22: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3T11:22:17.23</dc:date>
    <dc:creator>Keith D Commiskey</dc:creator>
    <meta:editing-duration>P5DT12H38M22S</meta:editing-duration>
    <meta:editing-cycles>84</meta:editing-cycles>
    <meta:generator>OpenOffice/4.1.5$Win32 OpenOffice.org_project/415m1$Build-9789</meta:generator>
    <meta:document-statistic meta:table-count="9" meta:cell-count="2602" meta:object-count="0"/>
  </office:meta>
</office:document-meta>
</file>